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possible</text:p>
          </table:table-cell>
          <table:table-cell/>
          <table:table-cell table:number-columns-repeated="3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table:number-columns-repeated="4" office:value-type="float" office:value="100">
            <text:p>100</text:p>
          </table:table-cell>
        </table:table-row>
        <table:table-row table:style-name="ro1">
          <table:table-cell office:value-type="string">
            <text:p>Barney</text:p>
          </table:table-cell>
          <table:table-cell office:value-type="string">
            <text:p>Miller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Johnson</text:p>
          </table:table-cell>
          <table:table-cell table:number-columns-repeated="3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Bonnie</text:p>
          </table:table-cell>
          <table:table-cell office:value-type="string">
            <text:p>Raitt</text:p>
          </table:table-cell>
          <table:table-cell table:number-columns-repeated="3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King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.67">
            <text:p>6.67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Spade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4">
            <text:p>4</text:p>
          </table:table-cell>
          <table:table-cell/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Elwood</text:p>
          </table:table-cell>
          <table:table-cell office:value-type="string">
            <text:p>Blues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Loren</text:p>
          </table:table-cell>
          <table:table-cell office:value-type="string">
            <text:p>Michaels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Jones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Stumph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Lawrence</text:p>
          </table:table-cell>
          <table:table-cell office:value-type="string">
            <text:p>Lanning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d</text:p>
          </table:table-cell>
          <table:table-cell office:value-type="string">
            <text:p>Flintstone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etty</text:p>
          </table:table-cell>
          <table:table-cell office:value-type="string">
            <text:p>Rubb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eve</text:p>
          </table:table-cell>
          <table:table-cell office:value-type="string">
            <text:p>Miller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Graham</text:p>
          </table:table-cell>
          <table:table-cell office:value-type="string">
            <text:p>Park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.44">
            <text:p>4.44</text:p>
          </table:table-cell>
          <table:table-cell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Nash</text:p>
          </table:table-cell>
          <table:table-cell office:value-type="string">
            <text:p>Rambl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44">
            <text:p>4.44</text:p>
          </table:table-cell>
          <table:table-cell office:value-type="float" office:value="8">
            <text:p>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Belle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.44">
            <text:p>4.44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arlin</text:p>
          </table:table-cell>
          <table:table-cell office:value-type="string">
            <text:p>Perkins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andy</text:p>
          </table:table-cell>
          <table:table-cell office:value-type="string">
            <text:p>Oldman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Bill</text:p>
          </table:table-cell>
          <table:table-cell office:value-type="string">
            <text:p>Munro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.44">
            <text:p>4.44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Ester</text:p>
          </table:table-cell>
          <table:table-cell office:value-type="string">
            <text:p>Bumknee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Jackson</text:p>
          </table:table-cell>
          <table:table-cell office:value-type="string">
            <text:p>Greene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Hurt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Hanna</text:p>
          </table:table-cell>
          <table:table-cell office:value-type="string">
            <text:p>Monta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7T15:15:40</dc:date>
    <meta:generator>LibreOffice/3.5$Linux_x86 LibreOffice_project/350m1$Build-2</meta:generator>
    <meta:editing-duration>P0D</meta:editing-duration>
    <meta:editing-cycles>1</meta:editing-cycles>
    <meta:document-statistic meta:table-count="1" meta:cell-count="718" meta:object-count="0"/>
  </office:meta>
</office:document-meta>
</file>